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objectwithoutfill">
      <style:graphic-properties draw:stroke="solid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gr17" style:family="graphic" style:parent-style-name="objectwithoutfill">
      <style:graphic-properties svg:stroke-width="0.102cm" svg:stroke-color="#666666" draw:marker-start-width="0.509cm" draw:marker-end="Rounded_20_short_20_Arrow" draw:marker-end-width="0.229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fo:min-height="0.762cm"/>
    </style:style>
    <style:style style:name="gr19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164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6cm" fo:margin-bottom="0.6cm" fo:line-height="100%" fo:text-align="center" fo:text-indent="0cm"/>
    </style:style>
    <style:style style:name="P8" style:family="paragraph">
      <style:paragraph-properties fo:line-height="100%" fo:text-align="center"/>
      <style:text-properties fo:font-size="8pt" style:font-size-asian="8pt" style:font-size-complex="8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fo:language="fr" fo:country="FR" style:font-size-asian="6pt" style:font-size-complex="6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language="fr" fo:country="FR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635cm" svg:x="7.477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2.921cm" svg:height="3.429cm" svg:x="1.843cm" svg:y="3.8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14" draw:id="id14" draw:layer="layout" svg:width="2.921cm" svg:height="1.375cm" svg:x="1.914cm" svg:y="9.514cm">
          <text:p text:style-name="P1"><text:span text:style-name="T1">Requête</text:span><text:span text:style-name="T2"> </text:span></text:p>
          <text:p text:style-name="P1"><text:span text:style-name="T1">de</text:span><text:span text:style-name="T2"> compos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02cm" svg:height="9.398cm" svg:x="1.66cm" svg:y="3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" draw:id="id1" draw:layer="layout" svg:width="0.762cm" svg:height="0.762cm" svg:x="7.463cm" svg:y="4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7.615cm" svg:y="4.6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" xml:id="id2" draw:id="id2" draw:layer="layout" svg:width="0.762cm" svg:height="0.762cm" svg:x="8.864cm" svg:y="3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9.016cm" svg:y="4.1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1" xml:id="id4" draw:id="id4" draw:layer="layout" svg:width="0.762cm" svg:height="0.762cm" svg:x="8.864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9.016cm" svg:y="5.3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1" xml:id="id5" draw:id="id5" draw:layer="layout" svg:width="0.762cm" svg:height="0.762cm" svg:x="11.564cm" svg:y="3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xml:id="id3" draw:id="id3" draw:layer="layout" svg:width="0.81cm" svg:height="0.368cm" svg:x="11.516cm" svg:y="4.2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1" xml:id="id6" draw:id="id6" draw:layer="layout" svg:width="0.762cm" svg:height="0.762cm" svg:x="7.46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7.617cm" svg:y="6.1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1" xml:id="id7" draw:id="id7" draw:layer="layout" svg:width="0.762cm" svg:height="0.762cm" svg:x="9.96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10.117cm" svg:y="6.1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8" draw:text-style-name="P1" draw:layer="layout" draw:type="line" svg:x1="8.225cm" svg:y1="4.729cm" svg:x2="8.864cm" svg:y2="4.23cm" draw:start-shape="id1" draw:start-glue-point="10" draw:end-shape="id2" draw:end-glue-point="6" svg:d="M8225 4729l639-499" svg:viewBox="0 0 640 500">
          <text:p/>
        </draw:connector>
        <draw:connector draw:style-name="gr9" draw:text-style-name="P1" draw:layer="layout" draw:type="line" svg:x1="9.626cm" svg:y1="4.23cm" svg:x2="11.516cm" svg:y2="4.387cm" draw:start-shape="id2" draw:start-glue-point="10" draw:end-shape="id3" draw:end-glue-point="3" svg:d="M9626 4230l1890 157" svg:viewBox="0 0 1891 158">
          <text:p/>
        </draw:connector>
        <draw:connector draw:style-name="gr10" draw:text-style-name="P1" draw:layer="layout" draw:type="line" svg:x1="9.626cm" svg:y1="5.43cm" svg:x2="11.675cm" svg:y2="4.6cm" draw:start-shape="id4" draw:start-glue-point="10" draw:end-shape="id5" draw:end-glue-point="7" svg:d="M9626 5430l2049-830" svg:viewBox="0 0 2050 831">
          <text:p/>
        </draw:connector>
        <draw:connector draw:style-name="gr10" draw:text-style-name="P1" draw:layer="layout" draw:type="line" svg:x1="8.227cm" svg:y1="6.231cm" svg:x2="9.965cm" svg:y2="6.231cm" draw:start-shape="id6" draw:start-glue-point="10" draw:end-shape="id7" draw:end-glue-point="6" svg:d="M8227 6231h1738" svg:viewBox="0 0 1739 1">
          <text:p/>
        </draw:connector>
        <draw:custom-shape draw:style-name="gr11" draw:text-style-name="P1" xml:id="id8" draw:id="id8" draw:layer="layout" svg:width="0.762cm" svg:height="0.762cm" svg:x="14.958cm" svg:y="7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684cm" svg:height="0.391cm" svg:x="15.01cm" svg:y="7.5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1" draw:text-style-name="P1" xml:id="id9" draw:id="id9" draw:layer="layout" svg:width="0.762cm" svg:height="0.762cm" svg:x="16.459cm" svg:y="7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688cm" svg:height="0.396cm" svg:x="16.511cm" svg:y="7.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2" draw:text-style-name="P1" draw:layer="layout" draw:type="line" svg:x1="15.72cm" svg:y1="7.816cm" svg:x2="16.459cm" svg:y2="7.817cm" draw:start-shape="id8" draw:start-glue-point="10" draw:end-shape="id9" draw:end-glue-point="6" svg:d="M15720 7816l739 1" svg:viewBox="0 0 740 2">
          <text:p/>
        </draw:connector>
        <draw:custom-shape draw:style-name="gr7" draw:text-style-name="P1" xml:id="id10" draw:id="id10" draw:layer="layout" svg:width="0.762cm" svg:height="0.762cm" svg:x="8.864cm" svg:y="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7cm" svg:height="0.361cm" svg:x="9.016cm" svg:y="6.8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" xml:id="id11" draw:id="id11" draw:layer="layout" svg:width="0.762cm" svg:height="0.762cm" svg:x="10.465cm" svg:y="6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10.617cm" svg:y="6.8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xml:id="id12" draw:id="id12" draw:layer="layout" svg:width="0.762cm" svg:height="0.762cm" svg:x="11.546cm" svg:y="5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5cm" svg:height="0.356cm" svg:x="11.698cm" svg:y="5.9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0" draw:text-style-name="P1" draw:layer="layout" draw:type="line" svg:x1="9.626cm" svg:y1="6.929cm" svg:x2="10.465cm" svg:y2="6.93cm" draw:start-shape="id10" draw:start-glue-point="10" draw:end-shape="id11" draw:end-glue-point="6" svg:d="M9626 6929l839 1" svg:viewBox="0 0 840 2">
          <text:p/>
        </draw:connector>
        <draw:connector draw:style-name="gr10" draw:text-style-name="P1" draw:layer="layout" draw:type="line" svg:x1="11.116cm" svg:y1="6.66cm" svg:x2="11.657cm" svg:y2="6.307cm" draw:start-shape="id11" draw:start-glue-point="11" draw:end-shape="id12" draw:end-glue-point="7" svg:d="M11116 6660l541-353" svg:viewBox="0 0 542 354">
          <text:p/>
        </draw:connector>
        <draw:connector draw:style-name="gr10" draw:text-style-name="P1" draw:layer="layout" draw:type="line" svg:x1="8.227cm" svg:y1="6.231cm" svg:x2="8.864cm" svg:y2="6.929cm" draw:start-shape="id6" draw:start-glue-point="10" draw:end-shape="id10" draw:end-glue-point="6" svg:d="M8227 6231l637 698" svg:viewBox="0 0 638 699">
          <text:p/>
        </draw:connector>
        <draw:connector draw:style-name="gr10" draw:text-style-name="P1" draw:layer="layout" draw:type="line" svg:x1="9.626cm" svg:y1="5.43cm" svg:x2="10.076cm" svg:y2="5.961cm" draw:start-shape="id4" draw:start-glue-point="10" draw:end-shape="id7" draw:end-glue-point="5" svg:d="M9626 5430l450 531" svg:viewBox="0 0 451 532">
          <text:p/>
        </draw:connector>
        <draw:connector draw:style-name="gr10" draw:text-style-name="P1" draw:layer="layout" draw:type="line" svg:x1="10.727cm" svg:y1="6.231cm" svg:x2="11.546cm" svg:y2="6.037cm" draw:start-shape="id7" draw:start-glue-point="10" draw:end-shape="id12" draw:end-glue-point="6" svg:d="M10727 6231l819-194" svg:viewBox="0 0 820 195">
          <text:p/>
        </draw:connector>
        <draw:connector draw:style-name="gr10" draw:text-style-name="P1" draw:layer="layout" draw:type="line" svg:x1="8.227cm" svg:y1="6.231cm" svg:x2="8.864cm" svg:y2="5.43cm" draw:start-shape="id6" draw:start-glue-point="10" draw:end-shape="id4" draw:end-glue-point="6" svg:d="M8227 6231l637-801" svg:viewBox="0 0 638 802">
          <text:p/>
        </draw:connector>
        <draw:frame draw:style-name="gr6" draw:text-style-name="P1" draw:layer="layout" svg:width="0.662cm" svg:height="0.396cm" svg:x="7.519cm" svg:y="9.1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3" draw:text-style-name="P1" xml:id="id18" draw:id="id18" draw:layer="layout" svg:width="1.159cm" svg:height="3.302cm" svg:x="7.269cm" svg:y="8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1.159cm" svg:height="3.302cm" svg:x="11.42cm" svg:y="8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.192cm" svg:height="3.844cm" svg:x="11.365cm" svg:y="3.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159cm" svg:height="3.844cm" svg:x="7.269cm" svg:y="3.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2.54cm" svg:height="1.143cm" svg:x="14.843cm" svg:y="7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636cm" svg:height="9.398cm" svg:x="5.572cm" svg:y="3.0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62cm" svg:height="0.762cm" svg:x="6.264cm" svg:y="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56cm" svg:height="0.357cm" svg:x="6.416cm" svg:y="5.50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1" draw:text-style-name="P1" xml:id="id13" draw:id="id13" draw:layer="layout" svg:width="0.762cm" svg:height="0.762cm" svg:x="6.26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48cm" svg:height="0.357cm" svg:x="6.417cm" svg:y="5.50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1" draw:text-style-name="P1" draw:layer="layout" svg:width="0.762cm" svg:height="0.762cm" svg:x="12.96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0.494cm" svg:height="0.357cm" svg:x="13.117cm" svg:y="5.50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14" draw:text-style-name="P1" draw:layer="layout" draw:type="line" svg:x1="6.916cm" svg:y1="5.361cm" svg:x2="7.574cm" svg:y2="4.999cm" draw:start-shape="id13" draw:start-glue-point="11" draw:end-shape="id1" draw:end-glue-point="7" svg:d="M6916 5361l658-362" svg:viewBox="0 0 659 363">
          <text:p/>
        </draw:connector>
        <draw:connector draw:style-name="gr15" draw:text-style-name="P1" draw:layer="layout" draw:type="line" svg:x1="6.916cm" svg:y1="5.901cm" svg:x2="7.465cm" svg:y2="6.231cm" draw:start-shape="id13" draw:start-glue-point="9" draw:end-shape="id6" draw:end-glue-point="6" svg:d="M6916 5901l549 330" svg:viewBox="0 0 550 331">
          <text:p/>
        </draw:connector>
        <draw:connector draw:style-name="gr15" draw:text-style-name="P1" draw:layer="layout" draw:type="line" svg:x1="12.215cm" svg:y1="4.6cm" svg:x2="13.076cm" svg:y2="5.361cm" draw:start-shape="id5" draw:start-glue-point="9" svg:d="M12215 4600l861 761" svg:viewBox="0 0 862 762">
          <text:p/>
        </draw:connector>
        <draw:connector draw:style-name="gr15" draw:text-style-name="P1" draw:layer="layout" draw:type="line" svg:x1="12.308cm" svg:y1="6.037cm" svg:x2="13.076cm" svg:y2="5.901cm" draw:start-shape="id12" draw:start-glue-point="10" svg:d="M12308 6037l768-136" svg:viewBox="0 0 769 137">
          <text:p/>
        </draw:connector>
        <draw:custom-shape draw:style-name="gr13" draw:text-style-name="P1" xml:id="id15" draw:id="id15" draw:layer="layout" svg:width="7.874cm" svg:height="4.037cm" svg:x="5.953cm" svg:y="8.1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2" draw:id="id22" draw:layer="layout" svg:width="7.874cm" svg:height="4.519cm" svg:x="5.953cm" svg:y="3.369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334cm" svg:height="0.758cm" svg:x="1.57cm" svg:y="2.397cm">
          <draw:text-box>
            <text:p><text:span text:style-name="T3">Problème</text:span><text:span text:style-name="T4"> </text:span><text:span text:style-name="T3">de</text:span><text:span text:style-name="T4"> composition</text:span></text:p>
          </draw:text-box>
        </draw:frame>
        <draw:frame draw:style-name="gr16" draw:text-style-name="P3" draw:layer="layout" svg:width="6.368cm" svg:height="0.758cm" svg:x="6.57cm" svg:y="2.397cm">
          <draw:text-box>
            <text:p><text:span text:style-name="T3">Problème du recherche de plus court chemin</text:span></text:p>
          </draw:text-box>
        </draw:frame>
        <draw:frame draw:style-name="gr16" draw:text-style-name="P5" draw:layer="layout" svg:width="1.542cm" svg:height="0.758cm" svg:x="5.962cm" svg:y="4.433cm">
          <draw:text-box>
            <text:p text:style-name="P4"><text:span text:style-name="T5">Nœud </text:span></text:p>
            <text:p text:style-name="P4"><text:span text:style-name="T5">initial </text:span></text:p>
          </draw:text-box>
        </draw:frame>
        <draw:frame draw:style-name="gr16" draw:text-style-name="P5" draw:layer="layout" svg:width="1.542cm" svg:height="0.758cm" svg:x="12.562cm" svg:y="4.433cm">
          <draw:text-box>
            <text:p text:style-name="P4"><text:span text:style-name="T5">Nœud </text:span></text:p>
            <text:p text:style-name="P4"><text:span text:style-name="T5">final </text:span></text:p>
          </draw:text-box>
        </draw:frame>
        <draw:connector draw:style-name="gr17" draw:text-style-name="P1" draw:layer="layout" draw:type="line" svg:x1="4.835cm" svg:y1="10.201cm" svg:x2="5.953cm" svg:y2="10.206cm" draw:start-shape="id14" draw:start-glue-point="1" draw:end-shape="id15" draw:end-glue-point="3" svg:d="M4835 10201l1118 5" svg:viewBox="0 0 1119 6">
          <text:p/>
        </draw:connector>
        <draw:frame draw:style-name="gr18" draw:text-style-name="P6" draw:layer="layout" svg:width="1.651cm" svg:height="1.012cm" svg:x="5.799cm" svg:y="9.909cm">
          <draw:text-box>
            <text:p text:style-name="P1"><text:span text:style-name="T6"><text:s/></text:span><text:span text:style-name="T5">paramètres</text:span><text:span text:style-name="T6"> <text:s/>d''entrée </text:span></text:p>
          </draw:text-box>
        </draw:frame>
        <draw:frame draw:style-name="gr18" draw:text-style-name="P6" draw:layer="layout" svg:width="1.651cm" svg:height="1.012cm" svg:x="12.354cm" svg:y="9.816cm">
          <draw:text-box>
            <text:p text:style-name="P1"><text:span text:style-name="T6"><text:s/></text:span><text:span text:style-name="T5">paramètres</text:span><text:span text:style-name="T6"> <text:s/></text:span><text:span text:style-name="T5">de</text:span><text:span text:style-name="T6"> sortie</text:span></text:p>
          </draw:text-box>
        </draw:frame>
        <draw:custom-shape draw:style-name="gr19" draw:text-style-name="P1" draw:layer="layout" svg:width="16.129cm" svg:height="10.414cm" svg:x="1.508cm" svg:y="2.27cm">
          <text:p/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1.999cm" svg:y1="8.65cm" svg:x2="11.961cm" svg:y2="7.414cm" draw:start-shape="id16" draw:start-glue-point="0" draw:end-shape="id17" draw:end-glue-point="2" svg:d="M11999 8650l-38-1236" svg:viewBox="0 0 39 1237">
          <text:p/>
        </draw:connector>
        <draw:connector draw:style-name="gr17" draw:text-style-name="P1" draw:layer="layout" draw:type="line" svg:x1="7.848cm" svg:y1="8.65cm" svg:x2="7.848cm" svg:y2="7.414cm" draw:start-shape="id18" draw:start-glue-point="0" draw:end-shape="id19" draw:end-glue-point="2" svg:d="M7848 8650v-1236" svg:viewBox="0 0 1 1237">
          <text:p/>
        </draw:connector>
        <draw:connector draw:style-name="gr17" draw:text-style-name="P1" draw:layer="layout" draw:type="line" svg:x1="14.208cm" svg:y1="7.761cm" svg:x2="14.843cm" svg:y2="7.769cm" draw:end-shape="id20" draw:end-glue-point="3" svg:d="M14208 7761l635 8" svg:viewBox="0 0 636 9">
          <text:p/>
        </draw:connector>
        <draw:connector draw:style-name="gr17" draw:text-style-name="P1" draw:layer="layout" draw:type="line" svg:x1="4.764cm" svg:y1="5.609cm" svg:x2="5.953cm" svg:y2="5.628cm" draw:start-shape="id21" draw:start-glue-point="8" draw:end-shape="id22" svg:d="M4764 5609l1189 19" svg:viewBox="0 0 1190 20">
          <text:p/>
        </draw:connector>
        <draw:frame draw:style-name="gr20" draw:text-style-name="P8" draw:layer="layout" svg:width="2.436cm" svg:height="0.977cm" svg:x="14.801cm" svg:y="6.209cm">
          <draw:text-box>
            <text:p text:style-name="P7"><text:span text:style-name="T7">Plan </text:span><text:span text:style-name="T8">de</text:span><text:span text:style-name="T7"> composition <text:s/></text:span><text:span text:style-name="T8">associé</text:span><text:span text:style-name="T7"> </text:span><text:span text:style-name="T8">au</text:span><text:span text:style-name="T7"> service Web composite </text:span></text:p>
          </draw:text-box>
        </draw:frame>
        <draw:frame draw:style-name="gr6" draw:text-style-name="P1" draw:layer="layout" svg:width="0.397cm" svg:height="0.313cm" svg:x="14.843cm" svg:y="6.53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5cm" svg:height="0.361cm" svg:x="16.648cm" svg:y="6.7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" draw:layer="layout" svg:width="0.47cm" svg:height="0.419cm" svg:x="6.448cm" svg:y="10.48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text-style-name="P1" draw:layer="layout" svg:width="0.546cm" svg:height="0.419cm" svg:x="13.048cm" svg:y="10.38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" draw:text-style-name="P1" xml:id="id24" draw:id="id24" draw:layer="layout" svg:width="0.762cm" svg:height="0.635cm" svg:x="7.477cm" svg:y="10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62cm" svg:height="0.396cm" svg:x="7.519cm" svg:y="10.1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xml:id="id23" draw:id="id23" draw:layer="layout" svg:width="0.762cm" svg:height="0.635cm" svg:x="7.477cm" svg:y="11.0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662cm" svg:height="0.396cm" svg:x="7.519cm" svg:y="11.1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1" draw:layer="layout" svg:width="0.762cm" svg:height="0.635cm" svg:x="11.617cm" svg:y="9.00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38cm" svg:height="0.396cm" svg:x="11.659cm" svg:y="9.1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" draw:text-style-name="P1" xml:id="id26" draw:id="id26" draw:layer="layout" svg:width="0.762cm" svg:height="0.635cm" svg:x="11.617cm" svg:y="10.00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38cm" svg:height="0.396cm" svg:x="11.659cm" svg:y="10.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xml:id="id25" draw:id="id25" draw:layer="layout" svg:width="0.762cm" svg:height="0.635cm" svg:x="11.617cm" svg:y="11.005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759cm" svg:height="0.396cm" svg:x="11.659cm" svg:y="11.1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21" draw:text-style-name="P1" draw:layer="layout" draw:type="line" svg:x1="7.858cm" svg:y1="11.001cm" svg:x2="7.858cm" svg:y2="10.636cm" draw:start-shape="id23" draw:start-glue-point="0" draw:end-shape="id24" draw:end-glue-point="2" svg:d="M7858 11001v-365" svg:viewBox="0 0 1 366">
          <text:p/>
        </draw:connector>
        <draw:connector draw:style-name="gr21" draw:text-style-name="P1" draw:layer="layout" draw:type="line" svg:x1="11.998cm" svg:y1="11.005cm" svg:x2="11.998cm" svg:y2="10.64cm" draw:start-shape="id25" draw:start-glue-point="0" draw:end-shape="id26" svg:d="M11998 11005v-365" svg:viewBox="0 0 1 3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10T19:31:48.788757301</dc:date>
    <dc:creator>Salah Eddine</dc:creator>
    <meta:editing-duration>PT2H7M14S</meta:editing-duration>
    <meta:editing-cycles>88</meta:editing-cycles>
    <meta:generator>LibreOffice/4.2.8.2$Linux_X86_64 LibreOffice_project/420m0$Build-2</meta:generator>
    <meta:document-statistic meta:object-count="85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I</mi>
      <mrow>
        <mo fence="true" stretchy="false">(</mo>
        <mrow>
          <msub>
            <mi>Q</mi>
            <mn>1</mn>
          </msub>
        </mrow>
        <mo fence="true" stretchy="false">)</mo>
      </mrow>
    </msub>
    <annotation encoding="StarMath 5.0">I_(Q_1)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I</mi>
      <mrow>
        <mo fence="true" stretchy="false">(</mo>
        <mrow>
          <msub>
            <mi>Q</mi>
            <mi>n</mi>
          </msub>
        </mrow>
        <mo fence="true" stretchy="false">)</mo>
      </mrow>
    </msub>
    <annotation encoding="StarMath 5.0">I_(Q_n)</annotation>
  </semantics>
</math>
</file>

<file path=Object 15/content.xml><?xml version="1.0" encoding="utf-8"?>
<math xmlns="http://www.w3.org/1998/Math/MathML" display="block">
  <semantics>
    <msub>
      <mi>I</mi>
      <mrow>
        <mo fence="true" stretchy="false">(</mo>
        <mrow>
          <msub>
            <mi>Q</mi>
            <mn>0</mn>
          </msub>
        </mrow>
        <mo fence="true" stretchy="false">)</mo>
      </mrow>
    </msub>
    <annotation encoding="StarMath 5.0">I_(Q_0)</annotation>
  </semantics>
</math>
</file>

<file path=Object 16/content.xml><?xml version="1.0" encoding="utf-8"?>
<math xmlns="http://www.w3.org/1998/Math/MathML" display="block">
  <semantics>
    <msub>
      <mi>O</mi>
      <mrow>
        <mo fence="true" stretchy="false">(</mo>
        <mrow>
          <msub>
            <mi>Q</mi>
            <mn>0</mn>
          </msub>
        </mrow>
        <mo fence="true" stretchy="false">)</mo>
      </mrow>
    </msub>
    <annotation encoding="StarMath 5.0">O_(Q_0)</annotation>
  </semantics>
</math>
</file>

<file path=Object 17/content.xml><?xml version="1.0" encoding="utf-8"?>
<math xmlns="http://www.w3.org/1998/Math/MathML" display="block">
  <semantics>
    <msub>
      <mi>O</mi>
      <mrow>
        <mo fence="true" stretchy="false">(</mo>
        <mrow>
          <msub>
            <mi>Q</mi>
            <mn>1</mn>
          </msub>
        </mrow>
        <mo fence="true" stretchy="false">)</mo>
      </mrow>
    </msub>
    <annotation encoding="StarMath 5.0">O_(Q_1)</annotation>
  </semantics>
</math>
</file>

<file path=Object 18/content.xml><?xml version="1.0" encoding="utf-8"?>
<math xmlns="http://www.w3.org/1998/Math/MathML" display="block">
  <semantics>
    <msub>
      <mi>O</mi>
      <mrow>
        <mo fence="true" stretchy="false">(</mo>
        <mrow>
          <msub>
            <mi>Q</mi>
            <mi>m</mi>
          </msub>
        </mrow>
        <mo fence="true" stretchy="false">)</mo>
      </mrow>
    </msub>
    <annotation encoding="StarMath 5.0">O_(Q_m)</annotation>
  </semantics>
</math>
</file>

<file path=Object 19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over accent="true">
      <msub>
        <mi>S</mi>
        <mi>I</mi>
      </msub>
      <mo>¯</mo>
    </mover>
    <annotation encoding="StarMath 5.0">overline {S_I} </annotation>
  </semantics>
</math>
</file>

<file path=Object 21/content.xml><?xml version="1.0" encoding="utf-8"?>
<math xmlns="http://www.w3.org/1998/Math/MathML" display="block">
  <semantics>
    <mover accent="true">
      <msub>
        <mi>S</mi>
        <mi>G</mi>
      </msub>
      <mo>¯</mo>
    </mover>
    <annotation encoding="StarMath 5.0">overline {S_G}  </annotation>
  </semantics>
</math>
</file>

<file path=Object 22/content.xml><?xml version="1.0" encoding="utf-8"?>
<math xmlns="http://www.w3.org/1998/Math/MathML" display="block">
  <semantics>
    <msub>
      <mi>S</mi>
      <mi>Q</mi>
    </msub>
    <annotation encoding="StarMath 5.0">S_Q</annotation>
  </semantics>
</math>
</file>

<file path=Object 23/content.xml><?xml version="1.0" encoding="utf-8"?>
<math xmlns="http://www.w3.org/1998/Math/MathML" display="block">
  <semantics>
    <msub>
      <mi>I</mi>
      <mi>Q</mi>
    </msub>
    <annotation encoding="StarMath 5.0">I_Q</annotation>
  </semantics>
</math>
</file>

<file path=Object 24/content.xml><?xml version="1.0" encoding="utf-8"?>
<math xmlns="http://www.w3.org/1998/Math/MathML" display="block">
  <semantics>
    <msub>
      <mi>O</mi>
      <mi>Q</mi>
    </msub>
    <annotation encoding="StarMath 5.0">O_Q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n-1)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row>
        <mo fence="true" stretchy="false">(</mo>
        <mrow>
          <msub>
            <mi>Q</mi>
            <mn>0</mn>
          </msub>
        </mrow>
        <mo fence="true" stretchy="false">)</mo>
      </mrow>
    </msub>
    <annotation encoding="StarMath 5.0">S_(Q_0)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9/content.xml><?xml version="1.0" encoding="utf-8"?>
<math xmlns="http://www.w3.org/1998/Math/MathML" display="block">
  <semantics>
    <msub>
      <mi>S</mi>
      <mrow>
        <mo fence="true" stretchy="false">(</mo>
        <mrow>
          <msub>
            <mi>Q</mi>
            <mi>n</mi>
          </msub>
        </mrow>
        <mo fence="true" stretchy="false">)</mo>
      </mrow>
    </msub>
    <annotation encoding="StarMath 5.0">S_(Q_n) </annotation>
  </semantics>
</math>
</file>